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900000087D5A10EE521650598.png" manifest:media-type="image/png"/>
  <manifest:file-entry manifest:full-path="Pictures/10000201000000920000004A293A023E325441D0.png" manifest:media-type="image/png"/>
  <manifest:file-entry manifest:full-path="Pictures/100002010000011B0000007F626604DC6AAC1E0D.png" manifest:media-type="image/png"/>
  <manifest:file-entry manifest:full-path="Pictures/10000201000001180000003CEA2E79BE2F47D904.png" manifest:media-type="image/png"/>
  <manifest:file-entry manifest:full-path="Pictures/100002010000016E00000120497FA55220AA0F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8b18" officeooo:paragraph-rsid="0331c7c2"/>
    </style:style>
    <style:style style:name="P6" style:family="paragraph" style:parent-style-name="Standard">
      <style:text-properties officeooo:rsid="032b465d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307930" officeooo:paragraph-rsid="0330793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2a0ba" style:font-size-asian="10pt" style:font-size-complex="10pt"/>
    </style:style>
    <style:style style:name="T3" style:family="text">
      <style:text-properties fo:font-size="10pt" officeooo:rsid="03337775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6 Editors - 3D View - Header - Curve &amp; Surface - Edit mode - Segmen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6 Editors - 3D View - Header - Curve &amp; Surface - Edit mode - Segments menu</text:p>
          </text:index-title>
          <text:p text:style-name="P9"><text:a xlink:type="simple" xlink:href="#__RefHeading___Toc10282_2119374318" text:style-name="Index_20_Link" text:visited-style-name="Index_20_Link">Edit Mode - Segments Menu<text:tab/>1</text:a></text:p>
          <text:p text:style-name="P10"><text:a xlink:type="simple" xlink:href="#__RefHeading___Toc2834_707531706" text:style-name="Index_20_Link" text:visited-style-name="Index_20_Link">Subdivide<text:tab/>1</text:a></text:p>
          <text:p text:style-name="P11"><text:a xlink:type="simple" xlink:href="#__RefHeading___Toc2836_707531706" text:style-name="Index_20_Link" text:visited-style-name="Index_20_Link">Last Operator Subdivide<text:tab/>1</text:a></text:p>
          <text:p text:style-name="P12"><text:a xlink:type="simple" xlink:href="#__RefHeading___Toc2838_707531706" text:style-name="Index_20_Link" text:visited-style-name="Index_20_Link">Number of Cuts<text:tab/>1</text:a></text:p>
          <text:p text:style-name="P10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5"><draw:frame draw:style-name="fr1" draw:name="Bild1" text:anchor-type="paragraph" svg:y="0.011cm" svg:width="2.469cm" svg:height="1.251cm" draw:z-index="0"><draw:image xlink:href="Pictures/10000201000000920000004A293A023E325441D0.png" xlink:type="simple" xlink:show="embed" xlink:actuate="onLoad" loext:mime-type="image/png"/></draw:frame>T<text:span text:style-name="T7">he Semgents menu exists for Curve and Surface object types. They are both curve types, but of different kind.</text:span></text:p>
      <text:p text:style-name="P4"/>
      <text:p text:style-name="P4">The added objects in edit mode becomes part of the current object geometry.</text:p>
      <text:p text:style-name="P4"/>
      <text:h text:style-name="Heading_20_2" text:outline-level="2"><text:bookmark-start text:name="__RefHeading___Toc2834_707531706"/>Subdivide<text:bookmark-end text:name="__RefHeading___Toc2834_707531706"/></text:h>
      <text:p text:style-name="P8"><draw:frame draw:style-name="fr1" draw:name="Bild2" text:anchor-type="paragraph" svg:y="0.011cm" svg:width="5.84cm" svg:height="2.29cm" draw:z-index="1"><draw:image xlink:href="Pictures/100002010000015900000087D5A10EE521650598.png" xlink:type="simple" xlink:show="embed" xlink:actuate="onLoad" loext:mime-type="image/png"/></draw:frame><draw:frame draw:style-name="fr2" draw:name="Bild5" text:anchor-type="paragraph" svg:x="7.657cm" svg:y="-0.028cm" svg:width="4.791cm" svg:height="2.15cm" draw:z-index="4"><draw:image xlink:href="Pictures/100002010000011B0000007F626604DC6AAC1E0D.png" xlink:type="simple" xlink:show="embed" xlink:actuate="onLoad" loext:mime-type="image/png"/></draw:frame>Subdivides the selected curve geometry, and adds more control points.</text:p>
      <text:p text:style-name="P8"/>
      <text:p text:style-name="P8"/>
      <text:h text:style-name="Heading_20_3" text:outline-level="3"><draw:frame draw:style-name="fr1" draw:name="Bild3" text:anchor-type="paragraph" svg:y="0.011cm" svg:width="4.74cm" svg:height="1.02cm" draw:z-index="2"><draw:image xlink:href="Pictures/10000201000001180000003CEA2E79BE2F47D904.png" xlink:type="simple" xlink:show="embed" xlink:actuate="onLoad" loext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8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8"><draw:frame draw:style-name="fr1" draw:name="Bild4" text:anchor-type="paragraph" svg:y="0.011cm" svg:width="6.189cm" svg:height="4.881cm" draw:z-index="3"><draw:image xlink:href="Pictures/100002010000016E00000120497FA55220AA0FC0.png" xlink:type="simple" xlink:show="embed" xlink:actuate="onLoad" loext:mime-type="image/png"/></draw:frame><text:span text:style-name="T7">Just for Bezier Curve object type. Surface Nurbs curves doesn't have a direction. <text:s/></text:span>Switches the direction in which the curve is pointing.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2a0ba" style:font-size-asian="10pt" style:font-size-complex="10pt"/>
    </style:style>
    <style:style style:name="MT3" style:family="text">
      <style:text-properties fo:font-size="10pt" officeooo:rsid="033377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2</text:span><text:span text:style-name="MT3">6</text:span><text:span text:style-name="MT1"> Editors - 3D View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2M10S</meta:editing-duration>
    <meta:editing-cycles>763</meta:editing-cycles>
    <meta:generator>LibreOffice/6.3.2.2$Windows_X86_64 LibreOffice_project/98b30e735bda24bc04ab42594c85f7fd8be07b9c</meta:generator>
    <dc:date>2020-03-10T12:52:12.613000000</dc:date>
    <meta:document-statistic meta:table-count="1" meta:image-count="5" meta:object-count="0" meta:page-count="1" meta:paragraph-count="18" meta:word-count="141" meta:character-count="794" meta:non-whitespace-character-count="670"/>
    <meta:template xlink:type="simple" xlink:actuate="onRequest" xlink:title="standard1cm" xlink:href="../../../AppData/Roaming/LibreOffice/4/user/template/standard1cm.ott" meta:date="2016-03-29T10:15:31.334000000"/>
  </office:meta>
</office:document-meta>
</file>